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f66c" officeooo:paragraph-rsid="000bf66c"/>
    </style:style>
    <style:style style:name="P2" style:family="paragraph" style:parent-style-name="Standard">
      <style:text-properties officeooo:rsid="000da121" officeooo:paragraph-rsid="000da121"/>
    </style:style>
    <style:style style:name="P3" style:family="paragraph" style:parent-style-name="Standard">
      <style:text-properties officeooo:rsid="000f25f3" officeooo:paragraph-rsid="000f25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dd</text:p>
      <text:p text:style-name="P2">laylatlom</text:p>
      <text:p text:style-name="P3">kjhkhj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6T01:30:19.139000000</dc:date>
    <meta:editing-duration>PT11S</meta:editing-duration>
    <meta:editing-cycles>3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3" meta:word-count="3" meta:character-count="18" meta:non-whitespace-character-count="18"/>
  </office:meta>
</office:document-meta>
</file>